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e" svg:font-family="Calibre"/>
    <style:font-face style:name="Lohit Devanagari1" svg:font-family="'Lohit Devanagari'"/>
    <style:font-face style:name="Söhne Mono" svg:font-family="'Söhne Mono', Monaco, 'Andale Mono', 'Ubuntu Mono', monospace"/>
    <style:font-face style:name="Arial" svg:font-family="Arial" style:font-family-generic="roman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name-complex="Calibri1" style:font-size-complex="16pt"/>
    </style:style>
    <style:style style:name="P2" style:family="paragraph" style:parent-style-name="Standard">
      <style:text-properties fo:font-size="16pt" officeooo:rsid="0011c01f" officeooo:paragraph-rsid="0012db00" style:font-size-asian="16pt" style:font-name-complex="Calibri1" style:font-size-complex="16pt"/>
    </style:style>
    <style:style style:name="P3" style:family="paragraph" style:parent-style-name="Standard">
      <style:text-properties fo:font-size="16pt" officeooo:rsid="0011c01f" officeooo:paragraph-rsid="0011c01f" style:font-size-asian="16pt" style:font-name-complex="Calibri1" style:font-size-complex="16pt"/>
    </style:style>
    <style:style style:name="P4" style:family="paragraph" style:parent-style-name="Standard">
      <style:text-properties fo:font-size="16pt" officeooo:paragraph-rsid="000fa4e1" style:font-size-asian="16pt" style:font-name-complex="Calibri1" style:font-size-complex="16pt"/>
    </style:style>
    <style:style style:name="P5" style:family="paragraph" style:parent-style-name="Standard">
      <style:text-properties fo:font-size="16pt" officeooo:rsid="002c5caf" officeooo:paragraph-rsid="002c5caf" style:font-size-asian="16pt" style:font-name-complex="Calibri1" style:font-size-complex="16pt"/>
    </style:style>
    <style:style style:name="P6" style:family="paragraph" style:parent-style-name="Standard">
      <style:text-properties fo:font-size="16pt" officeooo:rsid="0011c01f" officeooo:paragraph-rsid="0011c01f" style:font-size-asian="16pt" style:font-size-complex="16pt"/>
    </style:style>
    <style:style style:name="P7" style:family="paragraph" style:parent-style-name="Standard">
      <style:text-properties fo:font-size="16pt" fo:font-style="normal" officeooo:rsid="0011c01f" officeooo:paragraph-rsid="0011c01f" style:font-size-asian="16pt" style:font-style-asian="normal" style:font-name-complex="Calibri1" style:font-size-complex="16pt" style:font-style-complex="normal"/>
    </style:style>
    <style:style style:name="P8" style:family="paragraph" style:parent-style-name="Standard">
      <style:text-properties fo:font-size="16pt" fo:font-style="normal" officeooo:rsid="0014eafe" officeooo:paragraph-rsid="0014eafe" style:font-size-asian="16pt" style:font-style-asian="normal" style:font-name-complex="Calibri1" style:font-size-complex="16pt" style:font-style-complex="normal"/>
    </style:style>
    <style:style style:name="P9" style:family="paragraph" style:parent-style-name="Standard">
      <style:text-properties fo:font-size="12pt" officeooo:rsid="000fa4e1" officeooo:paragraph-rsid="000fa4e1" style:font-size-asian="12pt" style:font-name-complex="Calibri1" style:font-size-complex="12pt"/>
    </style:style>
    <style:style style:name="P10" style:family="paragraph" style:parent-style-name="Standard">
      <style:text-properties fo:font-size="12pt" officeooo:rsid="000fbaa8" officeooo:paragraph-rsid="000fbaa8" style:font-size-asian="12pt" style:font-name-complex="Calibri1" style:font-size-complex="12pt"/>
    </style:style>
    <style:style style:name="P11" style:family="paragraph" style:parent-style-name="Standard">
      <style:text-properties fo:font-size="12pt" officeooo:rsid="000fbaa8" officeooo:paragraph-rsid="001142d2" style:font-size-asian="12pt" style:font-name-complex="Calibri1" style:font-size-complex="12pt"/>
    </style:style>
    <style:style style:name="P12" style:family="paragraph" style:parent-style-name="Standard">
      <style:text-properties fo:font-size="12pt" officeooo:rsid="002c5caf" officeooo:paragraph-rsid="002c5caf" style:font-size-asian="12pt" style:font-name-complex="Calibri1" style:font-size-complex="12pt"/>
    </style:style>
    <style:style style:name="P13" style:family="paragraph" style:parent-style-name="Standard">
      <style:text-properties fo:font-size="12pt" officeooo:rsid="002c5caf" officeooo:paragraph-rsid="0032fd6f" style:font-size-asian="12pt" style:font-name-complex="Calibri1" style:font-size-complex="12pt"/>
    </style:style>
    <style:style style:name="P14" style:family="paragraph" style:parent-style-name="Standard">
      <style:text-properties fo:font-size="12pt" officeooo:rsid="0032fd6f" officeooo:paragraph-rsid="0032fd6f" style:font-size-asian="12pt" style:font-name-complex="Calibri1" style:font-size-complex="12pt"/>
    </style:style>
    <style:style style:name="P15" style:family="paragraph" style:parent-style-name="Standard">
      <style:text-properties fo:font-size="12pt" fo:font-style="italic" officeooo:paragraph-rsid="0010fe35" style:font-size-asian="12pt" style:font-style-asian="italic" style:font-name-complex="Calibri1" style:font-size-complex="12pt" style:font-style-complex="italic"/>
    </style:style>
    <style:style style:name="P16" style:family="paragraph" style:parent-style-name="Standard">
      <style:text-properties fo:font-size="12pt" fo:font-style="italic" officeooo:paragraph-rsid="0011c01f" style:font-size-asian="12pt" style:font-style-asian="italic" style:font-name-complex="Calibri1" style:font-size-complex="12pt" style:font-style-complex="italic"/>
    </style:style>
    <style:style style:name="P17" style:family="paragraph" style:parent-style-name="Standard">
      <style:text-properties fo:font-size="12pt" fo:font-style="normal" officeooo:rsid="0011c01f" officeooo:paragraph-rsid="0011c01f" style:font-size-asian="12pt" style:font-style-asian="normal" style:font-name-complex="Calibri1" style:font-size-complex="12pt" style:font-style-complex="normal"/>
    </style:style>
    <style:style style:name="P18" style:family="paragraph" style:parent-style-name="Standard">
      <style:text-properties fo:font-size="12pt" fo:font-style="normal" officeooo:rsid="0014eafe" officeooo:paragraph-rsid="0011c01f" style:font-size-asian="12pt" style:font-style-asian="normal" style:font-name-complex="Calibri1" style:font-size-complex="12pt" style:font-style-complex="normal"/>
    </style:style>
    <style:style style:name="P19" style:family="paragraph" style:parent-style-name="Standard">
      <style:text-properties fo:font-size="12pt" fo:font-style="normal" officeooo:rsid="0014eafe" officeooo:paragraph-rsid="0014eafe" style:font-size-asian="12pt" style:font-style-asian="normal" style:font-name-complex="Calibri1" style:font-size-complex="12pt" style:font-style-complex="normal"/>
    </style:style>
    <style:style style:name="P20" style:family="paragraph" style:parent-style-name="Standard">
      <style:text-properties fo:font-size="12pt" officeooo:rsid="002c5caf" officeooo:paragraph-rsid="002c5caf" style:font-size-asian="10.5pt" style:font-name-complex="Calibri1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Baskerville Old Face" fo:font-size="24pt" style:font-size-asian="24pt" style:font-size-complex="24pt"/>
    </style:style>
    <style:style style:name="P22" style:family="paragraph" style:parent-style-name="Standard">
      <style:text-properties officeooo:rsid="0011c01f" officeooo:paragraph-rsid="0011c01f"/>
    </style:style>
    <style:style style:name="P23" style:family="paragraph" style:parent-style-name="Standard">
      <style:text-properties officeooo:rsid="0011c01f" officeooo:paragraph-rsid="00138a7d"/>
    </style:style>
    <style:style style:name="P24" style:family="paragraph" style:parent-style-name="Standard">
      <style:text-properties style:font-name="Arial" fo:font-size="12pt" officeooo:rsid="000e8ce7" style:font-size-asian="12pt" style:font-name-complex="Arial1" style:font-size-complex="12pt"/>
    </style:style>
    <style:style style:name="P25" style:family="paragraph" style:parent-style-name="Standard">
      <style:text-properties fo:font-size="12pt" officeooo:rsid="002c5caf" officeooo:paragraph-rsid="0032fd6f" style:font-size-asian="12pt" style:font-name-complex="Calibri1" style:font-size-complex="12pt"/>
    </style:style>
    <style:style style:name="P26" style:family="paragraph" style:parent-style-name="Standard">
      <style:text-properties fo:font-size="12pt" officeooo:paragraph-rsid="0032fd6f" style:font-size-asian="12pt" style:font-name-complex="Calibri1" style:font-size-complex="12pt"/>
    </style:style>
    <style:style style:name="P27" style:family="paragraph" style:parent-style-name="Standard">
      <style:text-properties officeooo:rsid="0011c01f" officeooo:paragraph-rsid="00138a7d"/>
    </style:style>
    <style:style style:name="P28" style:family="paragraph" style:parent-style-name="Standard">
      <style:text-properties officeooo:rsid="0011c01f" officeooo:paragraph-rsid="0011c01f"/>
    </style:style>
    <style:style style:name="P29" style:family="paragraph" style:parent-style-name="Standard">
      <style:text-properties officeooo:rsid="0011c01f" officeooo:paragraph-rsid="0052ffdf"/>
    </style:style>
    <style:style style:name="P30" style:family="paragraph" style:parent-style-name="Standard" style:master-page-name="Standard">
      <style:paragraph-properties fo:text-align="center" style:justify-single-word="false" style:page-number="auto"/>
      <style:text-properties style:font-name="Calibre" fo:font-size="24pt" style:font-size-asian="24pt" style:font-size-complex="24pt"/>
    </style:style>
    <style:style style:name="T1" style:family="text">
      <style:text-properties style:font-name="Arial" fo:font-size="12pt" style:font-size-asian="12pt" style:font-name-complex="Arial1" style:font-size-complex="12pt"/>
    </style:style>
    <style:style style:name="T2" style:family="text">
      <style:text-properties style:font-name="Arial" fo:font-size="12pt" officeooo:rsid="000e8ce7" style:font-size-asian="12pt" style:font-name-complex="Arial1" style:font-size-complex="12pt"/>
    </style:style>
    <style:style style:name="T3" style:family="text">
      <style:text-properties officeooo:rsid="000fa4e1"/>
    </style:style>
    <style:style style:name="T4" style:family="text">
      <style:text-properties officeooo:rsid="000fbaa8"/>
    </style:style>
    <style:style style:name="T5" style:family="text">
      <style:text-properties officeooo:rsid="0010fe35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0fa4e1" style:font-style-asian="normal" style:font-style-complex="normal"/>
    </style:style>
    <style:style style:name="T8" style:family="text">
      <style:text-properties fo:font-style="normal" officeooo:rsid="0010fe35" style:font-style-asian="normal" style:font-style-complex="normal"/>
    </style:style>
    <style:style style:name="T9" style:family="text">
      <style:text-properties fo:font-style="normal" officeooo:rsid="001142d2" style:font-style-asian="normal" style:font-style-complex="normal"/>
    </style:style>
    <style:style style:name="T10" style:family="text">
      <style:text-properties fo:font-style="normal" officeooo:rsid="0011c01f" style:font-style-asian="normal" style:font-style-complex="normal"/>
    </style:style>
    <style:style style:name="T11" style:family="text">
      <style:text-properties fo:font-style="normal" officeooo:rsid="0052ffdf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0fe35" style:font-style-asian="italic" style:font-style-complex="italic"/>
    </style:style>
    <style:style style:name="T14" style:family="text">
      <style:text-properties fo:font-style="italic" officeooo:rsid="001142d2" style:font-style-asian="italic" style:font-style-complex="italic"/>
    </style:style>
    <style:style style:name="T15" style:family="text">
      <style:text-properties officeooo:rsid="001142d2"/>
    </style:style>
    <style:style style:name="T16" style:family="text">
      <style:text-properties officeooo:rsid="0011c01f"/>
    </style:style>
    <style:style style:name="T17" style:family="text">
      <style:text-properties officeooo:rsid="00138a7d"/>
    </style:style>
    <style:style style:name="T18" style:family="text">
      <style:text-properties officeooo:rsid="0027efe5"/>
    </style:style>
    <style:style style:name="T19" style:family="text">
      <style:text-properties officeooo:rsid="002a2b6f"/>
    </style:style>
    <style:style style:name="T20" style:family="text">
      <style:text-properties officeooo:rsid="002a98c7"/>
    </style:style>
    <style:style style:name="T21" style:family="text">
      <style:text-properties officeooo:rsid="002e4a14"/>
    </style:style>
    <style:style style:name="T22" style:family="text">
      <style:text-properties officeooo:rsid="0032fd6f"/>
    </style:style>
    <style:style style:name="T23" style:family="text">
      <style:text-properties officeooo:rsid="0052ffdf"/>
    </style:style>
    <style:style style:name="T24" style:family="text">
      <style:text-properties officeooo:rsid="00593f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PSUEDO CODE</text:p>
      <text:p text:style-name="P21"/>
      <text:p text:style-name="Standard"><text:span text:style-name="T1">Name: </text:span><text:span text:style-name="T2">Nithin S</text:span></text:p>
      <text:p text:style-name="Standard"><text:span text:style-name="T1">Roll number: 2</text:span><text:span text:style-name="T2">2</text:span><text:span text:style-name="T1">1IT0</text:span><text:span text:style-name="T2">85</text:span></text:p>
      <text:p text:style-name="P24"/>
      <text:p text:style-name="P1">BEGIN</text:p>
      <text:p text:style-name="P1"/>
      <text:p text:style-name="P4">Function <text:span text:style-name="T3">allocate</text:span><text:span text:style-name="T23">Matrix</text:span></text:p>
      <text:p text:style-name="P15">// <text:span text:style-name="T5">Function </text:span>to <text:span text:style-name="T3">dynamically allocate matrix</text:span> <text:span text:style-name="T3">in heap </text:span></text:p>
      <text:p text:style-name="P9"><text:tab/>INPUT : No. Of Rows and Columns.</text:p>
      <text:p text:style-name="P9"><text:tab/>OUTPUT : Pointer to <text:span text:style-name="T4">a</text:span><text:span text:style-name="T5">n</text:span><text:span text:style-name="T4"> </text:span>array of <text:span text:style-name="T18">Row </text:span>Pointers.</text:p>
      <text:p text:style-name="P9"/>
      <text:p text:style-name="P10"><text:tab/>matrix <text:span text:style-name="T5">=</text:span> Pointer to an Array of <text:span text:style-name="T15">Row </text:span>Pointers <text:span text:style-name="T24">(Double Pointer to a <text:tab/><text:tab/><text:tab/><text:tab/>matrix)</text:span></text:p>
      <text:p text:style-name="P10"/>
      <text:p text:style-name="P10"><text:s text:c="10"/>// <text:span text:style-name="T12">Allocate memory for the array of row pointers</text:span></text:p>
      <text:p text:style-name="P10"><text:s text:c="4"/><text:tab/>matrix = Allocate memory for Array of Integer Pointers with <text:s text:c="2"/><text:tab/><text:tab/><text:tab/> <text:s text:c="4"/>size <text:span text:style-name="T5">equal to </text:span>rows</text:p>
      <text:p text:style-name="P10"><text:s text:c="4"/><text:tab/>if matrix is NULL <text:s text:c="7"/>// <text:span text:style-name="T13">If Allocation Fails </text:span></text:p>
      <text:p text:style-name="P10"><text:s text:c="8"/><text:tab/><text:tab/>Return NULL</text:p>
      <text:p text:style-name="P10"/>
      <text:p text:style-name="P10"><text:s text:c="4"/><text:tab/>// <text:span text:style-name="T12">Loop to allocate memory for each row </text:span><text:span text:style-name="T14">pointer</text:span></text:p>
      <text:p text:style-name="P10"><text:s text:c="4"/><text:tab/>For i <text:span text:style-name="T5">&lt;- </text:span>0 to rows <text:s/><text:span text:style-name="T5">do</text:span></text:p>
      <text:p text:style-name="P10"><text:s text:c="8"/><text:tab/><text:tab/>matrix[i] = Allocate memory for Array of Integers with size <text:s text:c="3"/><text:tab/><text:tab/><text:tab/><text:tab/><text:span text:style-name="T15">equal to columns</text:span></text:p>
      <text:p text:style-name="P11"><text:s text:c="8"/><text:tab/><text:tab/>if matrix[i] is NULL <text:s text:c="13"/>// <text:span text:style-name="T13">If Allocation Fails</text:span></text:p>
      <text:p text:style-name="P10"><text:tab/><text:tab/><text:tab/><text:span text:style-name="T15">Return NULL</text:span></text:p>
      <text:p text:style-name="P10"><text:tab/><text:span text:style-name="T15">Return matrix</text:span></text:p>
      <text:p text:style-name="P10"/>
      <text:p text:style-name="P10"><text:soft-page-break/></text:p>
      <text:p text:style-name="P5"/>
      <text:p text:style-name="P5"/>
      <text:p text:style-name="P5">Function multiplyMatrices</text:p>
      <text:p text:style-name="P20"><text:span text:style-name="T21">// Function to Recursively multiply two Matrices</text:span></text:p>
      <text:p text:style-name="P12"><text:s text:c="4"/>INPUT <text:s text:c="3"/>: <text:s/><text:span text:style-name="T21">Doube Pointer to Matrix A,Matrix B and Resultant Matrix , </text:span></text:p>
      <text:p text:style-name="P12"><text:tab/><text:tab/> <text:span text:style-name="T21">No. Of Rows </text:span><text:span text:style-name="T22">rA </text:span><text:span text:style-name="T21">and Columns </text:span><text:span text:style-name="T22">cA</text:span><text:span text:style-name="T21"> of Matrix A,</text:span></text:p>
      <text:p text:style-name="P12"><text:tab/><text:tab/> <text:span text:style-name="T21">No. Of Rows </text:span><text:span text:style-name="T22">rB</text:span><text:span text:style-name="T21"> and Columns </text:span><text:span text:style-name="T22">cB </text:span><text:span text:style-name="T21">of Matrix B</text:span></text:p>
      <text:p text:style-name="P12"><text:s text:c="4"/>OUTPUT : <text:s/><text:span text:style-name="T21">Double Pointer to Resultant Matrix</text:span></text:p>
      <text:p text:style-name="P12"/>
      <text:p text:style-name="P12"><text:s text:c="4"/><text:span text:style-name="T21">static Interger variables </text:span>i = 0, j = 0, k = 0</text:p>
      <text:p text:style-name="P12"/>
      <text:p text:style-name="P12"><text:s text:c="4"/><text:span text:style-name="T21">If</text:span> i <text:span text:style-name="T21">&gt;=</text:span> rA <text:s/><text:span text:style-name="T21">Then</text:span></text:p>
      <text:p text:style-name="P12"><text:s text:c="5"/><text:tab/><text:span text:style-name="T21">Return NULL</text:span></text:p>
      <text:p text:style-name="P12"><text:s text:c="4"/><text:span text:style-name="T21">Else </text:span>If i &gt;= rA Then</text:p>
      <text:p text:style-name="P12"><text:s text:c="10"/><text:span text:style-name="T21">If j&lt;cB</text:span></text:p>
      <text:p text:style-name="P12"><text:tab/><text:tab/><text:span text:style-name="T21">if k&lt;cA</text:span></text:p>
      <text:p text:style-name="P13"><text:tab/><text:tab/><text:tab/>R[i][j] += A[i][k] * B[k][j]</text:p>
      <text:p text:style-name="P13"><text:tab/><text:tab/><text:tab/><text:span text:style-name="T22">k++</text:span></text:p>
      <text:p text:style-name="P13"><text:tab/><text:tab/><text:tab/><text:span text:style-name="T22">Call multiplyMatrices(A,B,R,rA,cA,rB,cB)</text:span></text:p>
      <text:p text:style-name="P13"><text:tab/><text:tab/><text:span text:style-name="T22">k=0</text:span></text:p>
      <text:p text:style-name="P13"><text:tab/><text:tab/><text:span text:style-name="T22">j++</text:span></text:p>
      <text:p text:style-name="P13"><text:tab/><text:tab/><text:span text:style-name="T22">Call multiplyMatrices(A,B,R,rA,cA,rB,cB)</text:span></text:p>
      <text:p text:style-name="P13"><text:tab/><text:span text:style-name="T22">j=0</text:span></text:p>
      <text:p text:style-name="P13"><text:tab/><text:span text:style-name="T22">i++</text:span></text:p>
      <text:p text:style-name="P13"><text:tab/><text:span text:style-name="T22">Call multiplyMatrices(A,B,R,rA,cA,rB,cB)</text:span></text:p>
      <text:p text:style-name="P14">Return R</text:p>
      <text:p text:style-name="P13"><text:tab/><text:tab/></text:p>
      <text:p text:style-name="P26"/>
      <text:p text:style-name="P26"><text:soft-page-break/></text:p>
      <text:p text:style-name="P3">Function printMatrix</text:p>
      <text:p text:style-name="P16"><text:span text:style-name="T16">// Function to print the 2D Array</text:span></text:p>
      <text:p text:style-name="P17"><text:tab/>INPUT : <text:s text:c="3"/>Double Pointer to 2D <text:span text:style-name="T24">Dynamic </text:span>Array , No. Of Rows and <text:tab/><text:tab/><text:tab/> <text:s text:c="5"/>Columns</text:p>
      <text:p text:style-name="P17"><text:tab/>OUTPUT: <text:s/>Void</text:p>
      <text:p text:style-name="P17"><text:tab/>For i&lt;- 0 to rows</text:p>
      <text:p text:style-name="P17"><text:tab/><text:tab/>For j&lt;- 0 to columns</text:p>
      <text:p text:style-name="P17"><text:tab/><text:tab/><text:tab/>Print matrix[i][j]</text:p>
      <text:p text:style-name="P17"><text:tab/><text:tab/>Print newline</text:p>
      <text:p text:style-name="P18"/>
      <text:p text:style-name="P7">Function freeMatrix</text:p>
      <text:p text:style-name="P17">// Function to free dynamically allocated memory in heap</text:p>
      <text:p text:style-name="P17"><text:tab/>INPUT : <text:s text:c="3"/>Double pointer to 2D <text:span text:style-name="T24">Dynamic </text:span>Array and No. Of Rows</text:p>
      <text:p text:style-name="P17"><text:tab/>OUTPUT : Void</text:p>
      <text:p text:style-name="P17"><text:tab/>For i&lt;- 0 to rows</text:p>
      <text:p text:style-name="P17"><text:tab/><text:tab/>Free memory allocated for matrix[i]</text:p>
      <text:p text:style-name="P17"><text:tab/>Free memory allocated for matrix</text:p>
      <text:p text:style-name="P17"><text:tab/>Set matrix to NULL</text:p>
      <text:p text:style-name="P17"/>
      <text:p text:style-name="P8">Function fillRandomValues</text:p>
      <text:p text:style-name="P19">// Function to fill the 2D Dynamic matrix with random values</text:p>
      <text:p text:style-name="P19"><text:tab/>INPUT: Double Pointer to matrix , No. Of Rows and Columns</text:p>
      <text:p text:style-name="P19"><text:tab/>OUTPUT : Void</text:p>
      <text:p text:style-name="P19"><text:tab/>Function fillRandomValues(matrix, rows, cols, lb, ub)</text:p>
      <text:p text:style-name="P19"><text:s text:c="4"/><text:tab/>For i &lt;- 0 to rows </text:p>
      <text:p text:style-name="P19"><text:s text:c="8"/><text:tab/><text:tab/>For j &lt;- 0 to cols </text:p>
      <text:p text:style-name="P19"><text:s text:c="12"/><text:tab/>// Generate random values between 1 and 100, inclusive</text:p>
      <text:p text:style-name="P19"><text:s text:c="12"/><text:tab/><text:tab/>value = Generate random integer between 1 and 100</text:p>
      <text:p text:style-name="P19"><text:s text:c="13"/><text:tab/><text:tab/>matrix[i][j] = value</text:p>
      <text:p text:style-name="P19"><text:soft-page-break/><text:s text:c="2"/></text:p>
      <text:p text:style-name="P6">Function Main</text:p>
      <text:p text:style-name="P22"><text:tab/>INPUT : <text:s text:c="2"/>None</text:p>
      <text:p text:style-name="P22"><text:tab/>OUTPUT : <text:s/>0</text:p>
      <text:p text:style-name="P22"><text:tab/></text:p>
      <text:p text:style-name="P22"><text:s text:c="3"/><text:tab/>A <text:span text:style-name="T17">= Double Pointer to Matrix A</text:span></text:p>
      <text:p text:style-name="P22"><text:tab/><text:span text:style-name="T17">rA = No. Of Rows of Matrix A</text:span></text:p>
      <text:p text:style-name="P22"><text:tab/><text:span text:style-name="T17">cA = No. Of Columns of Matrix A</text:span></text:p>
      <text:p text:style-name="P23"><text:tab/><text:span text:style-name="T17">B</text:span> <text:span text:style-name="T17">= Double Pointer to Matrix B</text:span></text:p>
      <text:p text:style-name="P23"><text:tab/><text:span text:style-name="T17">rB= No. Of Rows of Matrix B</text:span></text:p>
      <text:p text:style-name="P23"><text:tab/><text:span text:style-name="T17">cB = No. Of Columns of Matrix B</text:span></text:p>
      <text:p text:style-name="P23"><text:tab/><text:span text:style-name="T17">R</text:span> <text:span text:style-name="T17">= Double Pointer to Resultant Matrix</text:span></text:p>
      <text:p text:style-name="P23"/>
      <text:p text:style-name="P22"><text:s text:c="4"/><text:tab/><text:span text:style-name="T19">Do</text:span></text:p>
      <text:p text:style-name="P22"><text:s text:c="4"/><text:tab/><text:tab/>Print "Enter the dimensions (rows columns) of the first matrix <text:tab/><text:tab/><text:tab/><text:tab/>separated by spaces: " <text:tab/></text:p>
      <text:p text:style-name="P22"><text:s text:c="4"/><text:tab/><text:tab/>Read rA, cA</text:p>
      <text:p text:style-name="P22"><text:s text:c="4"/><text:tab/><text:tab/>Print "Enter the dimensions (rows columns) of the second matrix <text:tab/><text:tab/><text:tab/>separated by spaces: "</text:p>
      <text:p text:style-name="P22"><text:s text:c="4"/><text:tab/><text:tab/>Read rB, cB</text:p>
      <text:p text:style-name="P22"><text:tab/><text:tab/><text:span text:style-name="T19">if ( rA==0 or rB==0 or cA==0 or cB==0 )</text:span></text:p>
      <text:p text:style-name="P22"><text:tab/><text:tab/><text:tab/><text:span text:style-name="T19">Print “Invalid Dimensions! Please enter a valid number.”</text:span></text:p>
      <text:p text:style-name="P22"><text:tab/><text:tab/><text:span text:style-name="T19">Else If (rA&lt;10 or rB&lt;10 or cA&lt;10 or cB&lt;10)</text:span></text:p>
      <text:p text:style-name="P22"><text:tab/><text:tab/><text:tab/><text:span text:style-name="T19">Print “Minimum row and column dimension is 10.Please enter <text:tab/><text:tab/><text:tab/><text:tab/>valid dimension”</text:span></text:p>
      <text:p text:style-name="P22"><text:tab/><text:span text:style-name="T20">While (rA&lt;10 or rB&lt;10 or cA&lt;10 or cB&lt;10)</text:span></text:p>
      <text:p text:style-name="P22"/>
      <text:p text:style-name="P22"><text:s text:c="4"/><text:tab/>If cA !<text:span text:style-name="T17">=</text:span> rB Then</text:p>
      <text:p text:style-name="P22"><text:s text:c="8"/><text:tab/><text:tab/>Print "Matrix Multiplication is not possible!"</text:p>
      <text:p text:style-name="P22"><text:s text:c="8"/><text:tab/><text:tab/>Return 0</text:p>
      <text:p text:style-name="P22"/>
      <text:p text:style-name="P22"><text:s text:c="4"/><text:tab/></text:p>
      <text:p text:style-name="P22"><text:s text:c="10"/>A = <text:span text:style-name="T17">a</text:span>llocateMatrix(rA, cA)</text:p>
      <text:p text:style-name="P22"><text:soft-page-break/><text:s text:c="4"/><text:tab/></text:p>
      <text:p text:style-name="P22"><text:s text:c="4"/><text:tab/>B = <text:span text:style-name="T17">a</text:span>llocateMatrix(rB, cB)</text:p>
      <text:p text:style-name="P22"><text:s text:c="4"/><text:tab/>R = <text:span text:style-name="T17">al</text:span>locateMatrix(rA, cB)</text:p>
      <text:p text:style-name="P22"><text:tab/></text:p>
      <text:p text:style-name="P29"><text:tab/>Seed random number generator with current time</text:p>
      <text:p text:style-name="P22"><text:s text:c="4"/><text:tab/><text:span text:style-name="T17">f</text:span>illRandomValues(A, rA, cA)</text:p>
      <text:p text:style-name="P29"><text:tab/>Seed random number generator with a new seed</text:p>
      <text:p text:style-name="P22"><text:s text:c="4"/><text:tab/><text:span text:style-name="T17">f</text:span>illRandomValues(B, rB, cB)</text:p>
      <text:p text:style-name="P22"/>
      <text:p text:style-name="P22"><text:s text:c="4"/><text:tab/>Print "Matrix 1:"</text:p>
      <text:p text:style-name="P22"><text:s text:c="4"/><text:tab/><text:span text:style-name="T17">p</text:span>rintMatrix(A, rA, cA)</text:p>
      <text:p text:style-name="P22"><text:s text:c="4"/><text:tab/>Print "Matrix 2:"</text:p>
      <text:p text:style-name="P22"><text:s text:c="4"/><text:tab/><text:span text:style-name="T17">p</text:span>rintMatrix(B, rB, cB)</text:p>
      <text:p text:style-name="P22"/>
      <text:p text:style-name="P22"><text:s text:c="4"/><text:tab/><text:span text:style-name="T17">m</text:span>ultiplyMatrices(A, B, R, rA, cA, rB, cB)</text:p>
      <text:p text:style-name="P22"><text:s text:c="4"/><text:tab/>Print "The Result of multiplication:"</text:p>
      <text:p text:style-name="P22"><text:s text:c="4"/><text:tab/><text:span text:style-name="T17">p</text:span>rintMatrix(R, rA, cB)</text:p>
      <text:p text:style-name="P22"/>
      <text:p text:style-name="P22"><text:s text:c="4"/><text:tab/><text:span text:style-name="T17">f</text:span>reeMatrix(A, rA)</text:p>
      <text:p text:style-name="P22"><text:s text:c="4"/><text:tab/><text:span text:style-name="T17">f</text:span>reeMatrix(B, rB)</text:p>
      <text:p text:style-name="P22"><text:s text:c="4"/><text:tab/><text:span text:style-name="T17">f</text:span>reeMatrix(R, rA)</text:p>
      <text:p text:style-name="P22"/>
      <text:p text:style-name="P22"><text:s text:c="4"/><text:tab/>Return 0</text:p>
      <text:p text:style-name="P22"/>
      <text:p text:style-name="P2">STOP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e" svg:font-family="Calibre"/>
    <style:font-face style:name="Lohit Devanagari1" svg:font-family="'Lohit Devanagari'"/>
    <style:font-face style:name="Söhne Mono" svg:font-family="'Söhne Mono', Monaco, 'Andale Mono', 'Ubuntu Mono', monospace"/>
    <style:font-face style:name="Arial" svg:font-family="Arial" style:font-family-generic="roman" style:font-pitch="variable"/>
    <style:font-face style:name="Baskerville Old Face" svg:font-family="'Baskerville Old Face'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achin Prasanna</meta:initial-creator>
    <meta:editing-cycles>18</meta:editing-cycles>
    <meta:print-date>2023-08-19T13:09:32.626932006</meta:print-date>
    <meta:creation-date>2022-10-17T14:11:00</meta:creation-date>
    <dc:date>2023-08-19T17:57:21.150886919</dc:date>
    <meta:editing-duration>PT1H56M26S</meta:editing-duration>
    <meta:generator>LibreOffice/6.4.7.2$Linux_X86_64 LibreOffice_project/40$Build-2</meta:generator>
    <meta:document-statistic meta:table-count="0" meta:image-count="0" meta:object-count="0" meta:page-count="5" meta:paragraph-count="115" meta:word-count="591" meta:character-count="3719" meta:non-whitespace-character-count="276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